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ericGroovyXmlContextLoader.loadBeanDefinitions( GenericApplicationContext context , MergedContextConfiguration merged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GroovyXmlContextLoader.getResourceSuffix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GroovyXmlContextLoader.getResourceSuf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